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21000005000000041A777D3C64.gif" manifest:media-type="image/gif"/>
  <manifest:file-entry manifest:full-path="Pictures/10000029000005000000041AD1635D8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draw:fill="none" fo:min-height="0.90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6.03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font-name="Impac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8.508cm" svg:height="6.035cm" svg:x="1.4cm" svg:y="0.769cm" presentation:class="title" presentation:user-transformed="true">
          <draw:text-box>
            <text:p><text:span text:style-name="T1">ASSIGNMENT 1</text:span><text:line-break/><text:span text:style-name="T2">COMPETITION RESULTS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layer="layout" svg:width="15.47cm" svg:height="20.006cm" svg:x="11.879cm" svg:y="0.35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4.388cm" svg:height="1.158cm" svg:x="3.26cm" svg:y="18.386cm">
          <draw:text-box>
            <text:p text:style-name="P1"><text:span text:style-name="T3">150110132</text:span></text:p>
          </draw:text-box>
        </draw:frame>
        <draw:frame draw:style-name="gr3" draw:text-style-name="P3" draw:layer="layout" svg:width="6.228cm" svg:height="4.979cm" svg:x="2.633cm" svg:y="13.257cm">
          <draw:image xlink:href="Pictures/10000029000005000000041AD1635D8A.gif" xlink:type="simple" xlink:show="embed" xlink:actuate="onLoad">
            <text:p/>
          </draw:image>
        </draw:frame>
        <draw:frame draw:style-name="gr3" draw:text-style-name="P3" draw:layer="layout" svg:width="6.23cm" svg:height="4.98cm" svg:x="2.717cm" svg:y="6.998cm">
          <draw:image xlink:href="Pictures/10000021000005000000041A777D3C64.gif" xlink:type="simple" xlink:show="embed" xlink:actuate="onLoad">
            <text:p/>
          </draw:image>
        </draw:frame>
        <draw:frame draw:style-name="gr2" draw:text-style-name="P2" draw:layer="layout" svg:width="4.388cm" svg:height="1.158cm" svg:x="3.374cm" svg:y="11.978cm">
          <draw:text-box>
            <text:p text:style-name="P1"><text:span text:style-name="T3">150120029</text:span></text:p>
          </draw:text-box>
        </draw:frame>
        <draw:frame draw:style-name="gr4" draw:layer="layout" svg:width="10.314cm" svg:height="1.275cm" svg:x="0.35cm" svg:y="20.037cm">
          <draw:text-box>
            <text:p><text:span text:style-name="T4"><text:a xlink:href="http://web.itu.edu.tr/kocca/BLG456E/Homework1/" xlink:type="simple">http://web.itu.edu.tr/kocca/BLG456E/Homework1/</text:a></text:span><text:span text:style-name="T4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11:35:51.279733956</meta:creation-date>
    <dc:date>2015-11-05T11:52:08.935498870</dc:date>
    <meta:editing-duration>PT39S</meta:editing-duration>
    <meta:editing-cycles>4</meta:editing-cycles>
    <meta:generator>LibreOffice/4.2.8.2$Linux_X86_64 LibreOffice_project/420m0$Build-2</meta:generator>
    <meta:document-statistic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5.225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Pivot_20_Table_20_Category" style:data-style-name="N100">
      <style:table-cell-properties fo:background-color="#006b6b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4a4a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end" fo:margin-left="0cm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">
      <style:table-cell-properties fo:background-color="#e6e6e6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">
      <style:table-cell-properties fo:background-color="#198a8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16">
      <style:table-cell-properties fo:background-color="#47b8b8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16">
      <style:table-cell-properties fo:background-color="#198a8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Pivot_20_Table_20_Category" style:data-style-name="N100">
      <style:table-cell-properties fo:background-color="#006b6b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Pivot_20_Table_20_Category" style:data-style-name="N100">
      <style:table-cell-properties fo:background-color="#004a4a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ackground-color="#004a4a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end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">
      <style:table-cell-properties fo:background-color="#e6e6e6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">
      <style:table-cell-properties fo:background-color="#198a8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16">
      <style:table-cell-properties fo:background-color="#47b8b8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16">
      <style:table-cell-properties fo:background-color="#198a8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5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9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MAP DISCOVERED</text:p>
          </table:table-cell>
          <table:table-cell table:style-name="ce15" office:value-type="string" calcext:value-type="string">
            <text:p>WAYPOINTS HIT</text:p>
          </table:table-cell>
        </table:table-row>
        <table:table-row table:style-name="ro2">
          <table:table-cell office:value-type="float" office:value="150110132" calcext:value-type="float">
            <text:p>150110132</text:p>
          </table:table-cell>
          <table:table-cell office:value-type="float" office:value="19371574.3333333" calcext:value-type="float">
            <text:p>19371574</text:p>
          </table:table-cell>
          <table:table-cell office:value-type="float" office:value="236.333333333333" calcext:value-type="float">
            <text:p>236.3</text:p>
          </table:table-cell>
        </table:table-row>
        <table:table-row table:style-name="ro2">
          <table:table-cell table:style-name="ce14" office:value-type="float" office:value="150120029" calcext:value-type="float">
            <text:p>150120029</text:p>
          </table:table-cell>
          <table:table-cell table:style-name="ce17" office:value-type="float" office:value="10576373.3333333" calcext:value-type="float">
            <text:p>10576373</text:p>
          </table:table-cell>
          <table:table-cell table:style-name="ce20" office:value-type="float" office:value="277" calcext:value-type="float">
            <text:p>277.0</text:p>
          </table:table-cell>
        </table:table-row>
        <table:table-row table:style-name="ro2">
          <table:table-cell office:value-type="float" office:value="150120002" calcext:value-type="float">
            <text:p>150120002</text:p>
          </table:table-cell>
          <table:table-cell office:value-type="float" office:value="9478618" calcext:value-type="float">
            <text:p>9478618</text:p>
          </table:table-cell>
          <table:table-cell office:value-type="float" office:value="216.666666666667" calcext:value-type="float">
            <text:p>216.7</text:p>
          </table:table-cell>
        </table:table-row>
        <table:table-row table:style-name="ro2">
          <table:table-cell table:style-name="ce14" office:value-type="float" office:value="150120004" calcext:value-type="float">
            <text:p>150120004</text:p>
          </table:table-cell>
          <table:table-cell table:style-name="ce17" office:value-type="float" office:value="9566271.33333334" calcext:value-type="float">
            <text:p>9566271</text:p>
          </table:table-cell>
          <table:table-cell table:style-name="ce20" office:value-type="float" office:value="172" calcext:value-type="float">
            <text:p>172.0</text:p>
          </table:table-cell>
        </table:table-row>
        <table:table-row table:style-name="ro2">
          <table:table-cell office:value-type="float" office:value="150110055" calcext:value-type="float">
            <text:p>150110055</text:p>
          </table:table-cell>
          <table:table-cell office:value-type="float" office:value="6638378.66666667" calcext:value-type="float">
            <text:p>6638379</text:p>
          </table:table-cell>
          <table:table-cell office:value-type="float" office:value="96.3333333333333" calcext:value-type="float">
            <text:p>96.3</text:p>
          </table:table-cell>
        </table:table-row>
        <table:table-row table:style-name="ro2">
          <table:table-cell table:style-name="ce14" office:value-type="float" office:value="504151508" calcext:value-type="float">
            <text:p>504151508</text:p>
          </table:table-cell>
          <table:table-cell table:style-name="ce17" office:value-type="float" office:value="6910874.66666667" calcext:value-type="float">
            <text:p>6910875</text:p>
          </table:table-cell>
          <table:table-cell table:style-name="ce20" office:value-type="float" office:value="80.6666666666667" calcext:value-type="float">
            <text:p>80.7</text:p>
          </table:table-cell>
        </table:table-row>
        <table:table-row table:style-name="ro2">
          <table:table-cell office:value-type="float" office:value="150120047" calcext:value-type="float">
            <text:p>150120047</text:p>
          </table:table-cell>
          <table:table-cell office:value-type="float" office:value="5585121.33333333" calcext:value-type="float">
            <text:p>5585121</text:p>
          </table:table-cell>
          <table:table-cell office:value-type="float" office:value="94" calcext:value-type="float">
            <text:p>94.0</text:p>
          </table:table-cell>
        </table:table-row>
        <table:table-row table:style-name="ro2">
          <table:table-cell table:style-name="ce14" office:value-type="float" office:value="150110125" calcext:value-type="float">
            <text:p>150110125</text:p>
          </table:table-cell>
          <table:table-cell table:style-name="ce17" office:value-type="float" office:value="2212930.33333333" calcext:value-type="float">
            <text:p>2212930</text:p>
          </table:table-cell>
          <table:table-cell table:style-name="ce20" office:value-type="float" office:value="178.666666666667" calcext:value-type="float">
            <text:p>178.7</text:p>
          </table:table-cell>
        </table:table-row>
        <table:table-row table:style-name="ro2">
          <table:table-cell office:value-type="float" office:value="40100012" calcext:value-type="float">
            <text:p>40100012</text:p>
          </table:table-cell>
          <table:table-cell office:value-type="float" office:value="2031195.33333333" calcext:value-type="float">
            <text:p>2031195</text:p>
          </table:table-cell>
          <table:table-cell office:value-type="float" office:value="155" calcext:value-type="float">
            <text:p>155.0</text:p>
          </table:table-cell>
        </table:table-row>
        <table:table-row table:style-name="ro2">
          <table:table-cell table:style-name="ce14" office:value-type="float" office:value="150130004" calcext:value-type="float">
            <text:p>150130004</text:p>
          </table:table-cell>
          <table:table-cell table:style-name="ce17" office:value-type="float" office:value="1667695" calcext:value-type="float">
            <text:p>1667695</text:p>
          </table:table-cell>
          <table:table-cell table:style-name="ce20" office:value-type="float" office:value="94.6666666666667" calcext:value-type="float">
            <text:p>94.7</text:p>
          </table:table-cell>
        </table:table-row>
        <table:table-row table:style-name="ro2">
          <table:table-cell office:value-type="float" office:value="150110120" calcext:value-type="float">
            <text:p>150110120</text:p>
          </table:table-cell>
          <table:table-cell office:value-type="float" office:value="1614074.33333333" calcext:value-type="float">
            <text:p>1614074</text:p>
          </table:table-cell>
          <table:table-cell office:value-type="float" office:value="87" calcext:value-type="float">
            <text:p>87.0</text:p>
          </table:table-cell>
        </table:table-row>
        <table:table-row table:style-name="ro2">
          <table:table-cell table:style-name="ce14" office:value-type="float" office:value="150110105" calcext:value-type="float">
            <text:p>150110105</text:p>
          </table:table-cell>
          <table:table-cell table:style-name="ce17" office:value-type="float" office:value="1276512.33333333" calcext:value-type="float">
            <text:p>1276512</text:p>
          </table:table-cell>
          <table:table-cell table:style-name="ce20" office:value-type="float" office:value="91.3333333333333" calcext:value-type="float">
            <text:p>91.3</text:p>
          </table:table-cell>
        </table:table-row>
        <table:table-row table:style-name="ro2">
          <table:table-cell office:value-type="float" office:value="150110126" calcext:value-type="float">
            <text:p>150110126</text:p>
          </table:table-cell>
          <table:table-cell office:value-type="float" office:value="434173.666666667" calcext:value-type="float">
            <text:p>434174</text:p>
          </table:table-cell>
          <table:table-cell office:value-type="float" office:value="108.666666666667" calcext:value-type="float">
            <text:p>108.7</text:p>
          </table:table-cell>
        </table:table-row>
        <table:table-row table:style-name="ro2">
          <table:table-cell table:style-name="ce14" office:value-type="float" office:value="150110802" calcext:value-type="float">
            <text:p>150110802</text:p>
          </table:table-cell>
          <table:table-cell table:style-name="ce17" office:value-type="float" office:value="572610.666666667" calcext:value-type="float">
            <text:p>572611</text:p>
          </table:table-cell>
          <table:table-cell table:style-name="ce20" office:value-type="float" office:value="62.6666666666667" calcext:value-type="float">
            <text:p>62.7</text:p>
          </table:table-cell>
        </table:table-row>
        <table:table-row table:style-name="ro2">
          <table:table-cell office:value-type="float" office:value="150120011" calcext:value-type="float">
            <text:p>150120011</text:p>
          </table:table-cell>
          <table:table-cell office:value-type="float" office:value="500760.666666667" calcext:value-type="float">
            <text:p>500761</text:p>
          </table:table-cell>
          <table:table-cell office:value-type="float" office:value="68" calcext:value-type="float">
            <text:p>68.0</text:p>
          </table:table-cell>
        </table:table-row>
        <table:table-row table:style-name="ro2">
          <table:table-cell table:style-name="ce14" office:value-type="float" office:value="40100127" calcext:value-type="float">
            <text:p>40100127</text:p>
          </table:table-cell>
          <table:table-cell table:style-name="ce17" office:value-type="float" office:value="560478.333333333" calcext:value-type="float">
            <text:p>560478</text:p>
          </table:table-cell>
          <table:table-cell table:style-name="ce20" office:value-type="float" office:value="55.6666666666667" calcext:value-type="float">
            <text:p>55.7</text:p>
          </table:table-cell>
        </table:table-row>
        <table:table-row table:style-name="ro2">
          <table:table-cell office:value-type="float" office:value="150100301" calcext:value-type="float">
            <text:p>150100301</text:p>
          </table:table-cell>
          <table:table-cell office:value-type="float" office:value="359598" calcext:value-type="float">
            <text:p>359598</text:p>
          </table:table-cell>
          <table:table-cell office:value-type="float" office:value="59.6666666666667" calcext:value-type="float">
            <text:p>59.7</text:p>
          </table:table-cell>
        </table:table-row>
        <table:table-row table:style-name="ro2">
          <table:table-cell table:style-name="ce14" office:value-type="float" office:value="150120137" calcext:value-type="float">
            <text:p>150120137</text:p>
          </table:table-cell>
          <table:table-cell table:style-name="ce17" office:value-type="float" office:value="229701" calcext:value-type="float">
            <text:p>229701</text:p>
          </table:table-cell>
          <table:table-cell table:style-name="ce20" office:value-type="float" office:value="85" calcext:value-type="float">
            <text:p>85.0</text:p>
          </table:table-cell>
        </table:table-row>
        <table:table-row table:style-name="ro2">
          <table:table-cell office:value-type="float" office:value="851000119" calcext:value-type="float">
            <text:p>851000119</text:p>
          </table:table-cell>
          <table:table-cell office:value-type="float" office:value="2209093.33333333" calcext:value-type="float">
            <text:p>2209093</text:p>
          </table:table-cell>
          <table:table-cell office:value-type="float" office:value="7" calcext:value-type="float">
            <text:p>7.0</text:p>
          </table:table-cell>
        </table:table-row>
        <table:table-row table:style-name="ro2">
          <table:table-cell table:style-name="ce14" office:value-type="float" office:value="40100141" calcext:value-type="float">
            <text:p>40100141</text:p>
          </table:table-cell>
          <table:table-cell table:style-name="ce17" office:value-type="float" office:value="181481" calcext:value-type="float">
            <text:p>181481</text:p>
          </table:table-cell>
          <table:table-cell table:style-name="ce20" office:value-type="float" office:value="45" calcext:value-type="float">
            <text:p>45.0</text:p>
          </table:table-cell>
        </table:table-row>
        <table:table-row table:style-name="ro2">
          <table:table-cell office:value-type="float" office:value="150120057" calcext:value-type="float">
            <text:p>150120057</text:p>
          </table:table-cell>
          <table:table-cell office:value-type="float" office:value="188939" calcext:value-type="float">
            <text:p>188939</text:p>
          </table:table-cell>
          <table:table-cell office:value-type="float" office:value="41.3333333333333" calcext:value-type="float">
            <text:p>41.3</text:p>
          </table:table-cell>
        </table:table-row>
        <table:table-row table:style-name="ro2">
          <table:table-cell table:style-name="ce14" office:value-type="float" office:value="150130903" calcext:value-type="float">
            <text:p>150130903</text:p>
          </table:table-cell>
          <table:table-cell table:style-name="ce17" office:value-type="float" office:value="249131.333333333" calcext:value-type="float">
            <text:p>249131</text:p>
          </table:table-cell>
          <table:table-cell table:style-name="ce20" office:value-type="float" office:value="30" calcext:value-type="float">
            <text:p>30.0</text:p>
          </table:table-cell>
        </table:table-row>
        <table:table-row table:style-name="ro2">
          <table:table-cell office:value-type="float" office:value="150130063" calcext:value-type="float">
            <text:p>150130063</text:p>
          </table:table-cell>
          <table:table-cell office:value-type="float" office:value="40219.3333333333" calcext:value-type="float">
            <text:p>40219</text:p>
          </table:table-cell>
          <table:table-cell office:value-type="float" office:value="47" calcext:value-type="float">
            <text:p>47.0</text:p>
          </table:table-cell>
        </table:table-row>
        <table:table-row table:style-name="ro2">
          <table:table-cell table:style-name="ce14" office:value-type="float" office:value="150110140" calcext:value-type="float">
            <text:p>150110140</text:p>
          </table:table-cell>
          <table:table-cell table:style-name="ce17" office:value-type="float" office:value="55367" calcext:value-type="float">
            <text:p>55367</text:p>
          </table:table-cell>
          <table:table-cell table:style-name="ce20" office:value-type="float" office:value="9.33333333333333" calcext:value-type="float">
            <text:p>9.3</text:p>
          </table:table-cell>
        </table:table-row>
        <table:table-row table:style-name="ro2">
          <table:table-cell office:value-type="float" office:value="150120059" calcext:value-type="float">
            <text:p>150120059</text:p>
          </table:table-cell>
          <table:table-cell office:value-type="float" office:value="24752" calcext:value-type="float">
            <text:p>24752</text:p>
          </table:table-cell>
          <table:table-cell office:value-type="float" office:value="11" calcext:value-type="float">
            <text:p>11.0</text:p>
          </table:table-cell>
        </table:table-row>
        <table:table-row table:style-name="ro2">
          <table:table-cell table:style-name="ce14" office:value-type="float" office:value="150110049" calcext:value-type="float">
            <text:p>150110049</text:p>
          </table:table-cell>
          <table:table-cell table:style-name="ce17" office:value-type="float" office:value="14980.6666666667" calcext:value-type="float">
            <text:p>14981</text:p>
          </table:table-cell>
          <table:table-cell table:style-name="ce20" office:value-type="float" office:value="7.33333333333333" calcext:value-type="float">
            <text:p>7.3</text:p>
          </table:table-cell>
        </table:table-row>
        <table:table-row table:style-name="ro2">
          <table:table-cell office:value-type="float" office:value="150110050" calcext:value-type="float">
            <text:p>150110050</text:p>
          </table:table-cell>
          <table:table-cell office:value-type="float" office:value="45038.3333333333" calcext:value-type="float">
            <text:p>45038</text:p>
          </table:table-cell>
          <table:table-cell office:value-type="float" office:value="1.33333333333333" calcext:value-type="float">
            <text:p>1.3</text:p>
          </table:table-cell>
        </table:table-row>
        <table:table-row table:style-name="ro2">
          <table:table-cell table:style-name="ce14" office:value-type="float" office:value="40090508" calcext:value-type="float">
            <text:p>40090508</text:p>
          </table:table-cell>
          <table:table-cell table:style-name="ce17" office:value-type="float" office:value="26957.6666666667" calcext:value-type="float">
            <text:p>26958</text:p>
          </table:table-cell>
          <table:table-cell table:style-name="ce20" office:value-type="float" office:value="1" calcext:value-type="float">
            <text:p>1.0</text:p>
          </table:table-cell>
        </table:table-row>
        <table:table-row table:style-name="ro2">
          <table:table-cell office:value-type="float" office:value="150120143" calcext:value-type="float">
            <text:p>150120143</text:p>
          </table:table-cell>
          <table:table-cell office:value-type="float" office:value="5337.33333333333" calcext:value-type="float">
            <text:p>5337</text:p>
          </table:table-cell>
          <table:table-cell office:value-type="float" office:value="5" calcext:value-type="float">
            <text:p>5.0</text:p>
          </table:table-cell>
        </table:table-row>
        <table:table-row table:style-name="ro2">
          <table:table-cell table:style-name="ce14" office:value-type="float" office:value="40100026" calcext:value-type="float">
            <text:p>40100026</text:p>
          </table:table-cell>
          <table:table-cell table:style-name="ce17" office:value-type="float" office:value="17724" calcext:value-type="float">
            <text:p>17724</text:p>
          </table:table-cell>
          <table:table-cell table:style-name="ce20" office:value-type="float" office:value="1" calcext:value-type="float">
            <text:p>1.0</text:p>
          </table:table-cell>
        </table:table-row>
        <table:table-row table:style-name="ro2">
          <table:table-cell office:value-type="float" office:value="40090529" calcext:value-type="float">
            <text:p>40090529</text:p>
          </table:table-cell>
          <table:table-cell office:value-type="float" office:value="1842" calcext:value-type="float">
            <text:p>1842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table:style-name="ce12" office:value-type="string" calcext:value-type="string">
            <text:p>AVERAGE</text:p>
          </table:table-cell>
          <table:table-cell table:style-name="ce18" table:formula="of:=AVERAGE([Sheet5.B5:.B35])" office:value-type="float" office:value="2666058.20430108" calcext:value-type="float">
            <text:p>2666058</text:p>
          </table:table-cell>
          <table:table-cell table:style-name="ce21" table:formula="of:=AVERAGE([Sheet5.C5:.C35])" office:value-type="float" office:value="78.3118279569893" calcext:value-type="float">
            <text:p>78.31182795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0" number:min-integer-digits="9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1:36:46.561578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